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hidden" draw:shadow-offset-x="-0.1cm" draw:shadow-offset-y="0.1cm" draw:shadow-color="#c0c0c0" draw:shadow-opacity="55%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4" draw:id="id4" draw:layer="layout" svg:width="4.5cm" svg:height="1.5cm" svg:x="8.545cm" svg:y="1.1cm">
          <text:p text:style-name="P1">Start</text:p>
          <draw:enhanced-geometry svg:viewBox="0 0 21600 21600" draw:path-stretchpoint-x="10800" draw:path-stretchpoint-y="10800" draw:text-areas="?f3 ?f4 ?f5 ?f6" draw:type="round-rectangle" draw:modifiers="9943.77081945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4.5cm" svg:height="2.4cm" svg:x="8.545cm" svg:y="6.5cm">
          <text:p text:style-name="P1">Extract plain text from native forma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cm" svg:height="2cm" svg:x="7.795cm" svg:y="3.5cm">
          <text:p text:style-name="P1">Select a boo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6" draw:id="id6" draw:layer="layout" svg:width="4.5cm" svg:height="2cm" svg:x="8.545cm" svg:y="9.8cm">
          <text:p text:style-name="P1">Extract keywords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5cm" svg:height="2cm" svg:x="8.545cm" svg:y="12.6cm">
          <text:p text:style-name="P1">Remove stop-words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5cm" svg:height="2cm" svg:x="8.545cm" svg:y="15.6cm">
          <text:p text:style-name="P1">Convert to sparse vecto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8cm" svg:height="3.7cm" svg:x="6.795cm" svg:y="18.5cm">
          <text:p text:style-name="P1">All <text:s/>books process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4.5cm" svg:height="1.5cm" svg:x="8.545cm" svg:y="22.7cm">
          <text:p text:style-name="P1">Stop</text:p>
          <draw:enhanced-geometry svg:viewBox="0 0 21600 21600" draw:path-stretchpoint-x="10800" draw:path-stretchpoint-y="10800" draw:text-areas="?f3 ?f4 ?f5 ?f6" draw:type="round-rectangle" draw:modifiers="9943.77081945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6.795cm" svg:y1="20.35cm" svg:x2="8.545cm" svg:y2="4.5cm" draw:start-shape="id1" draw:end-shape="id2" draw:end-glue-point="9" svg:d="m6795 20350h-501v-15850h2251">
          <text:p/>
        </draw:connector>
        <draw:frame draw:style-name="gr4" draw:layer="layout" svg:width="1.455cm" svg:height="0.962cm" svg:x="4cm" svg:y="19.4cm">
          <draw:text-box>
            <text:p>NO</text:p>
          </draw:text-box>
        </draw:frame>
        <draw:connector draw:style-name="gr3" draw:text-style-name="P1" draw:layer="layout" draw:line-skew="3.203cm" svg:x1="14.795cm" svg:y1="20.35cm" svg:x2="13.045cm" svg:y2="23.45cm" draw:start-shape="id1" draw:start-glue-point="7" draw:end-shape="id3" draw:end-glue-point="1" svg:d="m14795 20350h3705v3100h-5455">
          <text:p/>
        </draw:connector>
        <draw:frame draw:style-name="gr4" draw:layer="layout" svg:width="1.772cm" svg:height="0.962cm" svg:x="15.628cm" svg:y="19.438cm">
          <draw:text-box>
            <text:p>YES</text:p>
          </draw:text-box>
        </draw:frame>
        <draw:connector draw:style-name="gr5" draw:text-style-name="P1" draw:layer="layout" draw:type="line" svg:x1="10.795cm" svg:y1="2.6cm" svg:x2="10.795cm" svg:y2="3.5cm" draw:start-shape="id4" draw:start-glue-point="2" draw:end-shape="id2" draw:end-glue-point="5" svg:d="m10795 2600v900">
          <text:p/>
        </draw:connector>
        <draw:connector draw:style-name="gr5" draw:text-style-name="P1" draw:layer="layout" draw:type="line" svg:x1="10.795cm" svg:y1="5.5cm" svg:x2="10.795cm" svg:y2="6.5cm" draw:start-shape="id2" draw:start-glue-point="8" draw:end-shape="id5" draw:end-glue-point="0" svg:d="m10795 5500v1000">
          <text:p/>
        </draw:connector>
        <draw:connector draw:style-name="gr5" draw:text-style-name="P1" draw:layer="layout" draw:type="line" svg:x1="10.795cm" svg:y1="8.9cm" svg:x2="10.795cm" svg:y2="9.8cm" draw:start-shape="id5" draw:start-glue-point="2" draw:end-shape="id6" draw:end-glue-point="0" svg:d="m10795 8900v900">
          <text:p/>
        </draw:connector>
        <draw:connector draw:style-name="gr5" draw:text-style-name="P1" draw:layer="layout" draw:type="line" svg:x1="10.795cm" svg:y1="14.6cm" svg:x2="10.795cm" svg:y2="15.6cm" draw:start-shape="id7" draw:start-glue-point="2" draw:end-shape="id8" draw:end-glue-point="0" svg:d="m10795 14600v1000">
          <text:p/>
        </draw:connector>
        <draw:connector draw:style-name="gr5" draw:text-style-name="P1" draw:layer="layout" draw:type="line" svg:x1="10.795cm" svg:y1="17.6cm" svg:x2="10.795cm" svg:y2="18.5cm" draw:start-shape="id8" draw:start-glue-point="2" draw:end-shape="id1" draw:end-glue-point="4" svg:d="m10795 17600v900">
          <text:p/>
        </draw:connector>
        <draw:connector draw:style-name="gr5" draw:text-style-name="P1" draw:layer="layout" draw:type="line" svg:x1="10.795cm" svg:y1="11.8cm" svg:x2="10.795cm" svg:y2="12.6cm" draw:start-shape="id6" draw:start-glue-point="2" draw:end-shape="id7" draw:end-glue-point="0" svg:d="m10795 11800v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</meta:initial-creator>
    <meta:creation-date>2011-05-22T19:42:27</meta:creation-date>
    <dc:date>2011-06-01T16:39:54</dc:date>
    <dc:creator>Vladimir </dc:creator>
    <meta:editing-duration>PT29M29S</meta:editing-duration>
    <meta:editing-cycles>4</meta:editing-cycles>
    <meta:generator>LibreOffice/3.3$Unix LibreOffice_project/330m19$Build-202</meta:generator>
    <meta:document-statistic meta:object-count="18"/>
  </office:meta>
</office:document-meta>
</file>